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ing_20_2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rsid="001220aa" officeooo:paragraph-rsid="001220aa" style:font-weight-asian="bold" style:font-weight-complex="bold"/>
    </style:style>
    <style:style style:name="T1" style:family="text">
      <style:text-properties loext:padding="0.0193in" loext:border="0.06pt solid #2f3237"/>
    </style:style>
    <style:style style:name="T2" style:family="text">
      <style:text-properties officeooo:rsid="001220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On That Day</text:h>
      <text:p text:style-name="P2">Verse 1</text:p>
      <text:p text:style-name="Text_20_body">I believe in Christ risen from the dead</text:p>
      <text:p text:style-name="Text_20_body">He now reigns victorious His kingdom knows no end</text:p>
      <text:p text:style-name="Text_20_body">Through His resurrection death has lost its hold</text:p>
      <text:p text:style-name="Text_20_body">I know on that final day I’ll rise as Jesus rose</text:p>
      <text:p text:style-name="P2">Chorus</text:p>
      <text:p text:style-name="Text_20_body">On that day, We will see You shining brighter than the sun</text:p>
      <text:p text:style-name="Text_20_body">On that day, We will know You as we lift our voice as one</text:p>
      <text:p text:style-name="Text_20_body">'Til that day, We will praise You for Your never ending grace</text:p>
      <text:p text:style-name="Text_20_body">And we will keep on singing on that glorious day</text:p>
      <text:p text:style-name="P2">Verse 2</text:p>
      <text:p text:style-name="Text_20_body">What a blessed hope though now tired and worn</text:p>
      <text:p text:style-name="Text_20_body">We will spend eternity around our Saviour’s throne</text:p>
      <text:p text:style-name="Text_20_body">Though we grieve our losses we grieve not in vain</text:p>
      <text:p text:style-name="Text_20_body">For we know our crown of glory waits <text:span text:style-name="T2">b</text:span>eyond the grave</text:p>
      <text:p text:style-name="P2">Chorus</text:p>
      <text:p text:style-name="P2">Bridge <text:span text:style-name="T2">( x2 )</text:span></text:p>
      <text:p text:style-name="Text_20_body">Hallelujah what a day it will be, <text:span text:style-name="T2">f</text:span>or at home with You my joy is complete</text:p>
      <text:p text:style-name="Text_20_body">As I run into Your arms open wide I will see <text:span text:style-name="T2">m</text:span>y Father who is waiting for me</text:p>
      <text:p text:style-name="P2">Tag <text:span text:style-name="T2">1</text:span></text:p>
      <text:p text:style-name="Text_20_body">My Father who is waiting for me</text:p>
      <text:p text:style-name="P3">Chorus ( x 2 )</text:p>
      <text:p text:style-name="P2">Tag <text:span text:style-name="T2">2</text:span></text:p>
      <text:p text:style-name="Text_20_body">And we will keep on singing on that glorious day</text:p>
      <text:p text:style-name="Text_20_body">CCLI Song #7199818</text:p>
      <text:p text:style-name="Text_20_body">Jonny Robinson | Michael Farren | Nigel Hendroff | Rich Thompson | Scott Lavender</text:p>
      <text:p text:style-name="Text_20_body">© 2022 SHOUT! Music Publishing Australia; Amerisoul Music Publishing; Mike Curb Music; CityAlight Music; For use solely with the SongSelect® <text:a xlink:type="simple" xlink:href="https://songselect.ccli.com/about/termsofuse" text:style-name="Internet_20_link" text:visited-style-name="Visited_20_Internet_20_Link">Terms of Use</text:a>. All rights reserved. <text:a xlink:type="simple" xlink:href="http://www.ccli.com/" text:style-name="Internet_20_link" text:visited-style-name="Visited_20_Internet_20_Link">www.ccli.com</text:a> <text:s/>CCLI License # 326605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23:37:49.043801033</meta:creation-date>
    <dc:date>2024-04-18T23:42:54.562371071</dc:date>
    <meta:editing-duration>PT5M6S</meta:editing-duration>
    <meta:editing-cycles>1</meta:editing-cycles>
    <meta:generator>LibreOffice/7.5.9.2$Linux_X86_64 LibreOffice_project/50$Build-2</meta:generator>
    <meta:document-statistic meta:table-count="0" meta:image-count="0" meta:object-count="0" meta:page-count="1" meta:paragraph-count="28" meta:word-count="243" meta:character-count="1218" meta:non-whitespace-character-count="1002"/>
  </office:meta>
</office:document-meta>
</file>